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09_02-42-4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寝た時刻 / 2022">
            <text:p>:m :PHOTO 寝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0-09_02-42-34_000.jpg</text:p>
          </table:table-cell>
          <table:table-cell table:style-name="ce28" office:value-type="string">
            <text:p>:m other / log / 寝る前　ウェブ閲覧　記録　（for オナニー） / 了 / 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10-09_00-51-03_000.mp4</text:p>
          </table:table-cell>
          <table:table-cell table:style-name="ce27" office:value-type="string">
            <text:p>:m 記録 (VIDEO) / 身体 / 全身像 / 顔 / 様子 / time=夜；occasion=耳を掻いている,other=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記録 (VIDEO) / 身体 / 全身像 / 顔 / 様子 / time=夜；occasion=耳を掻いている,other=">
            <text:p>:m 記録 (VIDEO) / 身体 / 全身像 / 顔 / 様子 / time=夜；occasion=耳を掻いている,other=</text:p>
          </table:table-cell>
          <table:table-cell table:style-name="ce10" table:formula="of:=RIGHT([.B4];[.K4])" office:value-type="string" office:string-value="mp4">
            <text:p>mp4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2-10-09_15-14-58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9" office:value-type="string">
            <text:p>2022-10-08_21-07-2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10-09_12-58-1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0-09_00-50-09_000.mp4</text:p>
          </table:table-cell>
          <table:table-cell table:style-name="ce27" office:value-type="string">
            <text:p>:VIDEO / @自室 / 記録 / jap.flute / 演奏、play / R=1 / record,file-piece-id=~,memo=~,session=hour-0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VIDEO / @自室 / 記録 / jap.flute / 演奏、play / R=1 / record,file-piece-id=~,memo=~,session=hour-0,other=~ / follow~">
            <text:p>:VIDEO / @自室 / 記録 / jap.flute / 演奏、play / R=1 / record,file-piece-id=~,memo=~,session=hour-0,other=~ / follow~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10-09_14-29-13_000.mp4</text:p>
          </table:table-cell>
          <table:table-cell table:style-name="ce28" office:value-type="string">
            <text:p>:VIDEO / @自室 / 記録 / jap.flute / 演奏、play / R=1 / record,file-piece-id=2022-10-09_14-29-13_000.mp4,memo=~,session=hour-14,other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record,file-piece-id=2022-10-09_14-29-13_000.mp4,memo=~,session=hour-14,other=~ / follow~">
            <text:p>:VIDEO / @自室 / 記録 / jap.flute / 演奏、play / R=1 / record,file-piece-id=2022-10-09_14-29-13_000.mp4,memo=~,session=hour-14,other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10-09_14-30-15_000.mp4</text:p>
          </table:table-cell>
          <table:table-cell table:style-name="ce28" office:value-type="string">
            <text:p>:VIDEO / @自室 / 記録 / jap.flute / 演奏、play / R=2 / record,file-piece-id=2022-10-09_14-29-13_000.mp4,memo=~,session=hour-14,other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室 / 記録 / jap.flute / 演奏、play / R=2 / record,file-piece-id=2022-10-09_14-29-13_000.mp4,memo=~,session=hour-14,other=~ / follow~">
            <text:p>:VIDEO / @自室 / 記録 / jap.flute / 演奏、play / R=2 / record,file-piece-id=2022-10-09_14-29-13_000.mp4,memo=~,session=hour-14,other=~ / follow~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2-10-09_14-32-06_000.mp4</text:p>
          </table:table-cell>
          <table:table-cell table:style-name="ce28" office:value-type="string">
            <text:p>:VIDEO / @自室 / 記録 / jap.flute / 演奏、play / R=3 / record,file-piece-id=2022-10-09_14-29-13_000.mp4,memo=~,session=hour-14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3 / record,file-piece-id=2022-10-09_14-29-13_000.mp4,memo=~,session=hour-14,other=~ / follow~">
            <text:p>:VIDEO / @自室 / 記録 / jap.flute / 演奏、play / R=3 / record,file-piece-id=2022-10-09_14-29-13_000.mp4,memo=~,session=hour-14,other=~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0-09_14-36-23_000.mp4</text:p>
          </table:table-cell>
          <table:table-cell table:style-name="ce28" office:value-type="string">
            <text:p>:VIDEO / @自室 / 記録 / jap.flute / 演奏、play / R=4 / record,file-piece-id=2022-10-09_14-29-13_000.mp4,memo=~,session=hour-14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VIDEO / @自室 / 記録 / jap.flute / 演奏、play / R=4 / record,file-piece-id=2022-10-09_14-29-13_000.mp4,memo=~,session=hour-14,other=~ / follow~">
            <text:p>:VIDEO / @自室 / 記録 / jap.flute / 演奏、play / R=4 / record,file-piece-id=2022-10-09_14-29-13_000.mp4,memo=~,session=hour-14,other=~ / follow~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7" office:value-type="string">
            <text:p>2022-10-08_19-11-02_000.jpg</text:p>
          </table:table-cell>
          <table:table-cell table:style-name="ce27" office:value-type="string">
            <text:p>:m :篠笛,shinobue #*# / session-memo:session-2 / p.1:genre=melody,file-piece-musescore=~ \\\ p.2:genre=melody:continue-from:page-1,file-piece-musescore=~ \\\ p.3:genre=melodycontinue-from:page-2,file-piece-musescore=~ \\\ p.4:genre=melody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:篠笛,shinobue #*# / session-memo:session-2 / p.1:genre=melody,file-piece-musescore=~ \\\ p.2:genre=melody:continue-from:page-1,file-piece-musescore=~ \\\ p.3:genre=melodycontinue-from:page-2,file-piece-musescore=~ \\\ p.4:genre=melody,file-piece-musescore=~">
            <text:p>:m :篠笛,shinobue #*# / session-memo:session-2 / p.1:genre=melody,file-piece-musescore=~ \\\ p.2:genre=melody:continue-from:page-1,file-piece-musescore=~ \\\ p.3:genre=melodycontinue-from:page-2,file-piece-musescore=~ \\\ p.4:genre=melody,file-piece-musescore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0-09_12-00-09_000.jpg</text:p>
          </table:table-cell>
          <table:table-cell table:style-name="ce27" office:value-type="string">
            <text:p>:m :篠笛,shinobue #*# / session-memo:session-2 / p.1:genre=melody:jazz-like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:篠笛,shinobue #*# / session-memo:session-2 / p.1:genre=melody:jazz-like,file-piece-musescore=~">
            <text:p>:m :篠笛,shinobue #*# / session-memo:session-2 / p.1:genre=melody:jazz-like,file-piece-musescore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0" office:value-type="string">
            <text:p>2022-10-09_16-48-22_000.jpg</text:p>
          </table:table-cell>
          <table:table-cell table:style-name="ce27" office:value-type="string">
            <text:p>:m RES 1*2 / free# JVEMV6 68#_372:1 / 68. theoretical-physics(tp) / topics=量子力学：朝永,w=~,s=~,i=~,other=memo+,doc=f-2:r-7-A1~1.4.1#1.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RES 1*2 / free# JVEMV6 68#_372:1 / 68. theoretical-physics(tp) / topics=量子力学：朝永,w=~,s=~,i=~,other=memo+,doc=f-2:r-7-A1~1.4.1#1.2">
            <text:p>:m RES 1*2 / free# JVEMV6 68#_372:1 / 68. theoretical-physics(tp) / topics=量子力学：朝永,w=~,s=~,i=~,other=memo+,doc=f-2:r-7-A1~1.4.1#1.2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0" office:value-type="string">
            <text:p>2022-10-09_16-48-33_000.jpg</text:p>
          </table:table-cell>
          <table:table-cell table:style-name="ce27" office:value-type="string">
            <text:p>:m RES 1*2 / free# JVEMV6 68#_372:1 / 68. theoretical-physics(tp) / topics=量子力学：朝永,w=~,s=~,i=~,doc=f-2:r-7-A1~1.4.1#3.3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RES 1*2 / free# JVEMV6 68#_372:1 / 68. theoretical-physics(tp) / topics=量子力学：朝永,w=~,s=~,i=~,doc=f-2:r-7-A1~1.4.1#3.3,other=~">
            <text:p>:m RES 1*2 / free# JVEMV6 68#_372:1 / 68. theoretical-physics(tp) / topics=量子力学：朝永,w=~,s=~,i=~,doc=f-2:r-7-A1~1.4.1#3.3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0">2022/10/10</text:date>, <text:time>12:14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0T12:14:50.84</dc:date>
    <dc:creator>iwabuchi ken</dc:creator>
    <meta:editing-duration>P49DT17H33M35S</meta:editing-duration>
    <meta:editing-cycles>16213</meta:editing-cycles>
    <meta:document-statistic meta:table-count="2" meta:cell-count="916" meta:object-count="0"/>
    <meta:user-defined meta:name="qrichtext">1</meta:user-defined>
  </office:meta>
</office:document-meta>
</file>